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54" calcext:value-type="float">
            <text:p>2.540</text:p>
          </table:table-cell>
          <table:table-cell office:value-type="float" office:value="23.1493901297484" calcext:value-type="float">
            <text:p>23.149</text:p>
          </table:table-cell>
          <table:table-cell office:value-type="float" office:value="0.693062541587867" calcext:value-type="float">
            <text:p>0.69306</text:p>
          </table:table-cell>
          <table:table-cell office:value-type="float" office:value="12436.2545166016" calcext:value-type="float">
            <text:p>12436.25</text:p>
          </table:table-cell>
          <table:table-cell office:value-type="float" office:value="4442.38616943359" calcext:value-type="float">
            <text:p>4442.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00</text:p>
          </table:table-cell>
          <table:table-cell office:value-type="float" office:value="25.0473241455482" calcext:value-type="float">
            <text:p>25.047</text:p>
          </table:table-cell>
          <table:table-cell office:value-type="float" office:value="0.732227720943715" calcext:value-type="float">
            <text:p>0.73223</text:p>
          </table:table-cell>
          <table:table-cell office:value-type="float" office:value="11124.9992675781" calcext:value-type="float">
            <text:p>11125.00</text:p>
          </table:table-cell>
          <table:table-cell office:value-type="float" office:value="4161.58758544922" calcext:value-type="float">
            <text:p>4161.59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4.8" calcext:value-type="float">
            <text:p>4.800</text:p>
          </table:table-cell>
          <table:table-cell office:value-type="float" office:value="26.3248391129032" calcext:value-type="float">
            <text:p>26.325</text:p>
          </table:table-cell>
          <table:table-cell office:value-type="float" office:value="0.767134338524844" calcext:value-type="float">
            <text:p>0.76713</text:p>
          </table:table-cell>
          <table:table-cell office:value-type="float" office:value="10603.2843017578" calcext:value-type="float">
            <text:p>10603.28</text:p>
          </table:table-cell>
          <table:table-cell office:value-type="float" office:value="4251.53521728516" calcext:value-type="float">
            <text:p>4251.5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.06" calcext:value-type="float">
            <text:p>6.060</text:p>
          </table:table-cell>
          <table:table-cell office:value-type="float" office:value="27.4739153119388" calcext:value-type="float">
            <text:p>27.474</text:p>
          </table:table-cell>
          <table:table-cell office:value-type="float" office:value="0.796948632596579" calcext:value-type="float">
            <text:p>0.79695</text:p>
          </table:table-cell>
          <table:table-cell office:value-type="float" office:value="9843.77478027344" calcext:value-type="float">
            <text:p>9843.77</text:p>
          </table:table-cell>
          <table:table-cell office:value-type="float" office:value="4217.03558349609" calcext:value-type="float">
            <text:p>4217.04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7.42" calcext:value-type="float">
            <text:p>7.420</text:p>
          </table:table-cell>
          <table:table-cell office:value-type="float" office:value="28.4636709293524" calcext:value-type="float">
            <text:p>28.464</text:p>
          </table:table-cell>
          <table:table-cell office:value-type="float" office:value="0.818144803057299" calcext:value-type="float">
            <text:p>0.81814</text:p>
          </table:table-cell>
          <table:table-cell office:value-type="float" office:value="9420.912109375" calcext:value-type="float">
            <text:p>9420.91</text:p>
          </table:table-cell>
          <table:table-cell office:value-type="float" office:value="4307.0615234375" calcext:value-type="float">
            <text:p>4307.0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.84" calcext:value-type="float">
            <text:p>8.840</text:p>
          </table:table-cell>
          <table:table-cell office:value-type="float" office:value="29.2912908877734" calcext:value-type="float">
            <text:p>29.291</text:p>
          </table:table-cell>
          <table:table-cell office:value-type="float" office:value="0.83602845667494" calcext:value-type="float">
            <text:p>0.83603</text:p>
          </table:table-cell>
          <table:table-cell office:value-type="float" office:value="8871.04357910156" calcext:value-type="float">
            <text:p>8871.04</text:p>
          </table:table-cell>
          <table:table-cell office:value-type="float" office:value="4119.80895996094" calcext:value-type="float">
            <text:p>4119.81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0.4" calcext:value-type="float">
            <text:p>10.400</text:p>
          </table:table-cell>
          <table:table-cell office:value-type="float" office:value="30.0473594989362" calcext:value-type="float">
            <text:p>30.047</text:p>
          </table:table-cell>
          <table:table-cell office:value-type="float" office:value="0.852057538218691" calcext:value-type="float">
            <text:p>0.85206</text:p>
          </table:table-cell>
          <table:table-cell office:value-type="float" office:value="8455.40014648438" calcext:value-type="float">
            <text:p>8455.40</text:p>
          </table:table-cell>
          <table:table-cell office:value-type="float" office:value="4001.73712158203" calcext:value-type="float">
            <text:p>4001.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.1" calcext:value-type="float">
            <text:p>12.100</text:p>
          </table:table-cell>
          <table:table-cell office:value-type="float" office:value="30.6264951718603" calcext:value-type="float">
            <text:p>30.626</text:p>
          </table:table-cell>
          <table:table-cell office:value-type="float" office:value="0.863721907980526" calcext:value-type="float">
            <text:p>0.86372</text:p>
          </table:table-cell>
          <table:table-cell office:value-type="float" office:value="8148.25158691406" calcext:value-type="float">
            <text:p>8148.25</text:p>
          </table:table-cell>
          <table:table-cell office:value-type="float" office:value="3818.67175292969" calcext:value-type="float">
            <text:p>3818.67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3.81" calcext:value-type="float">
            <text:p>13.810</text:p>
          </table:table-cell>
          <table:table-cell office:value-type="float" office:value="31.1835827140389" calcext:value-type="float">
            <text:p>31.184</text:p>
          </table:table-cell>
          <table:table-cell office:value-type="float" office:value="0.874138618326195" calcext:value-type="float">
            <text:p>0.87414</text:p>
          </table:table-cell>
          <table:table-cell office:value-type="float" office:value="8114.02612304688" calcext:value-type="float">
            <text:p>8114.03</text:p>
          </table:table-cell>
          <table:table-cell office:value-type="float" office:value="3903.97271728516" calcext:value-type="float">
            <text:p>3903.9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5.82" calcext:value-type="float">
            <text:p>15.820</text:p>
          </table:table-cell>
          <table:table-cell office:value-type="float" office:value="31.7226012594515" calcext:value-type="float">
            <text:p>31.723</text:p>
          </table:table-cell>
          <table:table-cell office:value-type="float" office:value="0.883019570794327" calcext:value-type="float">
            <text:p>0.88302</text:p>
          </table:table-cell>
          <table:table-cell office:value-type="float" office:value="7796.49938964844" calcext:value-type="float">
            <text:p>7796.50</text:p>
          </table:table-cell>
          <table:table-cell office:value-type="float" office:value="3800.50122070312" calcext:value-type="float">
            <text:p>3800.50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7.7" calcext:value-type="float">
            <text:p>17.700</text:p>
          </table:table-cell>
          <table:table-cell office:value-type="float" office:value="32.1956000134806" calcext:value-type="float">
            <text:p>32.196</text:p>
          </table:table-cell>
          <table:table-cell office:value-type="float" office:value="0.890817311593482" calcext:value-type="float">
            <text:p>0.89082</text:p>
          </table:table-cell>
          <table:table-cell office:value-type="float" office:value="7613.1455078125" calcext:value-type="float">
            <text:p>7613.15</text:p>
          </table:table-cell>
          <table:table-cell office:value-type="float" office:value="3739.70568847656" calcext:value-type="float">
            <text:p>3739.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9.61" calcext:value-type="float">
            <text:p>19.610</text:p>
          </table:table-cell>
          <table:table-cell office:value-type="float" office:value="32.6009084489194" calcext:value-type="float">
            <text:p>32.601</text:p>
          </table:table-cell>
          <table:table-cell office:value-type="float" office:value="0.897603785397898" calcext:value-type="float">
            <text:p>0.89760</text:p>
          </table:table-cell>
          <table:table-cell office:value-type="float" office:value="7479.47680664063" calcext:value-type="float">
            <text:p>7479.48</text:p>
          </table:table-cell>
          <table:table-cell office:value-type="float" office:value="3721.6181640625" calcext:value-type="float">
            <text:p>3721.62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1.6" calcext:value-type="float">
            <text:p>21.600</text:p>
          </table:table-cell>
          <table:table-cell office:value-type="float" office:value="32.9911389654614" calcext:value-type="float">
            <text:p>32.991</text:p>
          </table:table-cell>
          <table:table-cell office:value-type="float" office:value="0.902880841479536" calcext:value-type="float">
            <text:p>0.90288</text:p>
          </table:table-cell>
          <table:table-cell office:value-type="float" office:value="7459.78833007813" calcext:value-type="float">
            <text:p>7459.79</text:p>
          </table:table-cell>
          <table:table-cell office:value-type="float" office:value="3723.63659667969" calcext:value-type="float">
            <text:p>3723.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85395.045950378" calcext:value-type="float">
            <text:p>385395.045950378</text:p>
          </table:table-cell>
          <table:table-cell table:style-name="ce6" office:value-type="float" office:value="1096785.14283827" calcext:value-type="float">
            <text:p>1096785.1428382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74" calcext:value-type="float">
            <text:p>2.740</text:p>
          </table:table-cell>
          <table:table-cell office:value-type="float" office:value="21.7249663744036" calcext:value-type="float">
            <text:p>21.725</text:p>
          </table:table-cell>
          <table:table-cell office:value-type="float" office:value="0.53138993260612" calcext:value-type="float">
            <text:p>0.53139</text:p>
          </table:table-cell>
          <table:table-cell office:value-type="float" office:value="11770.2233886719" calcext:value-type="float">
            <text:p>11770.22</text:p>
          </table:table-cell>
          <table:table-cell office:value-type="float" office:value="3841.88250732422" calcext:value-type="float">
            <text:p>3841.8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92" calcext:value-type="float">
            <text:p>3.920</text:p>
          </table:table-cell>
          <table:table-cell office:value-type="float" office:value="22.7439593742774" calcext:value-type="float">
            <text:p>22.744</text:p>
          </table:table-cell>
          <table:table-cell office:value-type="float" office:value="0.594655918052223" calcext:value-type="float">
            <text:p>0.59466</text:p>
          </table:table-cell>
          <table:table-cell office:value-type="float" office:value="13596.0372314453" calcext:value-type="float">
            <text:p>13596.04</text:p>
          </table:table-cell>
          <table:table-cell office:value-type="float" office:value="5012.29522705078" calcext:value-type="float">
            <text:p>5012.3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97" calcext:value-type="float">
            <text:p>4.970</text:p>
          </table:table-cell>
          <table:table-cell office:value-type="float" office:value="23.3755548009078" calcext:value-type="float">
            <text:p>23.376</text:p>
          </table:table-cell>
          <table:table-cell office:value-type="float" office:value="0.634777808413466" calcext:value-type="float">
            <text:p>0.63478</text:p>
          </table:table-cell>
          <table:table-cell office:value-type="float" office:value="16634.4067382813" calcext:value-type="float">
            <text:p>16634.41</text:p>
          </table:table-cell>
          <table:table-cell office:value-type="float" office:value="6269.46600341797" calcext:value-type="float">
            <text:p>6269.4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98" calcext:value-type="float">
            <text:p>5.980</text:p>
          </table:table-cell>
          <table:table-cell office:value-type="float" office:value="23.8761028385051" calcext:value-type="float">
            <text:p>23.876</text:p>
          </table:table-cell>
          <table:table-cell office:value-type="float" office:value="0.671902757639479" calcext:value-type="float">
            <text:p>0.67190</text:p>
          </table:table-cell>
          <table:table-cell office:value-type="float" office:value="20298.7344970703" calcext:value-type="float">
            <text:p>20298.73</text:p>
          </table:table-cell>
          <table:table-cell office:value-type="float" office:value="7596.92883300781" calcext:value-type="float">
            <text:p>7596.9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99" calcext:value-type="float">
            <text:p>6.990</text:p>
          </table:table-cell>
          <table:table-cell office:value-type="float" office:value="24.3017741945489" calcext:value-type="float">
            <text:p>24.302</text:p>
          </table:table-cell>
          <table:table-cell office:value-type="float" office:value="0.702027291119511" calcext:value-type="float">
            <text:p>0.70203</text:p>
          </table:table-cell>
          <table:table-cell office:value-type="float" office:value="23371.640625" calcext:value-type="float">
            <text:p>23371.64</text:p>
          </table:table-cell>
          <table:table-cell office:value-type="float" office:value="8156.32733154297" calcext:value-type="float">
            <text:p>8156.3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9" calcext:value-type="float">
            <text:p>7.900</text:p>
          </table:table-cell>
          <table:table-cell office:value-type="float" office:value="24.6933221957925" calcext:value-type="float">
            <text:p>24.693</text:p>
          </table:table-cell>
          <table:table-cell office:value-type="float" office:value="0.725982028518247" calcext:value-type="float">
            <text:p>0.72598</text:p>
          </table:table-cell>
          <table:table-cell office:value-type="float" office:value="25111.3787841797" calcext:value-type="float">
            <text:p>25111.38</text:p>
          </table:table-cell>
          <table:table-cell office:value-type="float" office:value="8651.80432128906" calcext:value-type="float">
            <text:p>8651.8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9" calcext:value-type="float">
            <text:p>8.900</text:p>
          </table:table-cell>
          <table:table-cell office:value-type="float" office:value="25.1065841726223" calcext:value-type="float">
            <text:p>25.107</text:p>
          </table:table-cell>
          <table:table-cell office:value-type="float" office:value="0.745794327853725" calcext:value-type="float">
            <text:p>0.74579</text:p>
          </table:table-cell>
          <table:table-cell office:value-type="float" office:value="25423.4846191406" calcext:value-type="float">
            <text:p>25423.48</text:p>
          </table:table-cell>
          <table:table-cell office:value-type="float" office:value="8764.23284912109" calcext:value-type="float">
            <text:p>8764.23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03" calcext:value-type="float">
            <text:p>10.030</text:p>
          </table:table-cell>
          <table:table-cell office:value-type="float" office:value="25.525992689996" calcext:value-type="float">
            <text:p>25.526</text:p>
          </table:table-cell>
          <table:table-cell office:value-type="float" office:value="0.765113899733478" calcext:value-type="float">
            <text:p>0.76511</text:p>
          </table:table-cell>
          <table:table-cell office:value-type="float" office:value="25838.4138183594" calcext:value-type="float">
            <text:p>25838.41</text:p>
          </table:table-cell>
          <table:table-cell office:value-type="float" office:value="9170.74877929688" calcext:value-type="float">
            <text:p>9170.7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" calcext:value-type="float">
            <text:p>11.000</text:p>
          </table:table-cell>
          <table:table-cell office:value-type="float" office:value="25.8730853373956" calcext:value-type="float">
            <text:p>25.873</text:p>
          </table:table-cell>
          <table:table-cell office:value-type="float" office:value="0.778925752121748" calcext:value-type="float">
            <text:p>0.77893</text:p>
          </table:table-cell>
          <table:table-cell office:value-type="float" office:value="26176.9544677734" calcext:value-type="float">
            <text:p>26176.95</text:p>
          </table:table-cell>
          <table:table-cell office:value-type="float" office:value="9336.92303466797" calcext:value-type="float">
            <text:p>9336.9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2.05" calcext:value-type="float">
            <text:p>12.050</text:p>
          </table:table-cell>
          <table:table-cell office:value-type="float" office:value="26.197214130442" calcext:value-type="float">
            <text:p>26.197</text:p>
          </table:table-cell>
          <table:table-cell office:value-type="float" office:value="0.791255762268052" calcext:value-type="float">
            <text:p>0.79126</text:p>
          </table:table-cell>
          <table:table-cell office:value-type="float" office:value="26283.2724609375" calcext:value-type="float">
            <text:p>26283.27</text:p>
          </table:table-cell>
          <table:table-cell office:value-type="float" office:value="9360.38171386719" calcext:value-type="float">
            <text:p>9360.3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3.15" calcext:value-type="float">
            <text:p>13.150</text:p>
          </table:table-cell>
          <table:table-cell office:value-type="float" office:value="26.5265143211272" calcext:value-type="float">
            <text:p>26.527</text:p>
          </table:table-cell>
          <table:table-cell office:value-type="float" office:value="0.803070918312087" calcext:value-type="float">
            <text:p>0.80307</text:p>
          </table:table-cell>
          <table:table-cell office:value-type="float" office:value="26216.5765380859" calcext:value-type="float">
            <text:p>26216.58</text:p>
          </table:table-cell>
          <table:table-cell office:value-type="float" office:value="9338.62847900391" calcext:value-type="float">
            <text:p>9338.6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4" calcext:value-type="float">
            <text:p>14.400</text:p>
          </table:table-cell>
          <table:table-cell office:value-type="float" office:value="26.8943487251226" calcext:value-type="float">
            <text:p>26.894</text:p>
          </table:table-cell>
          <table:table-cell office:value-type="float" office:value="0.81602041091657" calcext:value-type="float">
            <text:p>0.81602</text:p>
          </table:table-cell>
          <table:table-cell office:value-type="float" office:value="26216.0551757812" calcext:value-type="float">
            <text:p>26216.06</text:p>
          </table:table-cell>
          <table:table-cell office:value-type="float" office:value="9480.17907714844" calcext:value-type="float">
            <text:p>9480.1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5.48" calcext:value-type="float">
            <text:p>15.480</text:p>
          </table:table-cell>
          <table:table-cell office:value-type="float" office:value="27.200764188917" calcext:value-type="float">
            <text:p>27.201</text:p>
          </table:table-cell>
          <table:table-cell office:value-type="float" office:value="0.825185769424117" calcext:value-type="float">
            <text:p>0.82519</text:p>
          </table:table-cell>
          <table:table-cell office:value-type="float" office:value="25863.3109130859" calcext:value-type="float">
            <text:p>25863.31</text:p>
          </table:table-cell>
          <table:table-cell office:value-type="float" office:value="9360.50866699219" calcext:value-type="float">
            <text:p>9360.5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3131.369271497" calcext:value-type="float">
            <text:p>353131.369271497</text:p>
          </table:table-cell>
          <table:table-cell table:style-name="ce6" office:value-type="float" office:value="1753844.38715632" calcext:value-type="float">
            <text:p>1753844.3871563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56" calcext:value-type="float">
            <text:p>2.560</text:p>
          </table:table-cell>
          <table:table-cell office:value-type="float" office:value="22.8014159268523" calcext:value-type="float">
            <text:p>22.801</text:p>
          </table:table-cell>
          <table:table-cell table:style-name="ce3" office:value-type="float" office:value="0.613278036175793" calcext:value-type="float">
            <text:p>0.61328</text:p>
          </table:table-cell>
          <table:table-cell office:value-type="float" office:value="12062.2659912109" calcext:value-type="float">
            <text:p>12062.27</text:p>
          </table:table-cell>
          <table:table-cell office:value-type="float" office:value="3732.98272705078" calcext:value-type="float">
            <text:p>3732.9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68" calcext:value-type="float">
            <text:p>3.680</text:p>
          </table:table-cell>
          <table:table-cell office:value-type="float" office:value="24.6309964192853" calcext:value-type="float">
            <text:p>24.631</text:p>
          </table:table-cell>
          <table:table-cell table:style-name="ce3" office:value-type="float" office:value="0.676732699011974" calcext:value-type="float">
            <text:p>0.67673</text:p>
          </table:table-cell>
          <table:table-cell office:value-type="float" office:value="11150.78515625" calcext:value-type="float">
            <text:p>11150.79</text:p>
          </table:table-cell>
          <table:table-cell office:value-type="float" office:value="3751.80078125" calcext:value-type="float">
            <text:p>3751.8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79" calcext:value-type="float">
            <text:p>4.790</text:p>
          </table:table-cell>
          <table:table-cell office:value-type="float" office:value="25.7712580164062" calcext:value-type="float">
            <text:p>25.771</text:p>
          </table:table-cell>
          <table:table-cell table:style-name="ce3" office:value-type="float" office:value="0.717949434634086" calcext:value-type="float">
            <text:p>0.71795</text:p>
          </table:table-cell>
          <table:table-cell office:value-type="float" office:value="11002.9844970703" calcext:value-type="float">
            <text:p>11002.98</text:p>
          </table:table-cell>
          <table:table-cell office:value-type="float" office:value="3959.52746582031" calcext:value-type="float">
            <text:p>3959.53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9" calcext:value-type="float">
            <text:p>5.900</text:p>
          </table:table-cell>
          <table:table-cell office:value-type="float" office:value="26.6882026826172" calcext:value-type="float">
            <text:p>26.688</text:p>
          </table:table-cell>
          <table:table-cell table:style-name="ce3" office:value-type="float" office:value="0.74721109523993" calcext:value-type="float">
            <text:p>0.74721</text:p>
          </table:table-cell>
          <table:table-cell office:value-type="float" office:value="10530.0556640625" calcext:value-type="float">
            <text:p>10530.06</text:p>
          </table:table-cell>
          <table:table-cell office:value-type="float" office:value="3894.42486572266" calcext:value-type="float">
            <text:p>3894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1" calcext:value-type="float">
            <text:p>7.100</text:p>
          </table:table-cell>
          <table:table-cell office:value-type="float" office:value="27.4979187694534" calcext:value-type="float">
            <text:p>27.498</text:p>
          </table:table-cell>
          <table:table-cell table:style-name="ce3" office:value-type="float" office:value="0.774865572093137" calcext:value-type="float">
            <text:p>0.77487</text:p>
          </table:table-cell>
          <table:table-cell office:value-type="float" office:value="10346.2092285156" calcext:value-type="float">
            <text:p>10346.21</text:p>
          </table:table-cell>
          <table:table-cell office:value-type="float" office:value="3958.83288574219" calcext:value-type="float">
            <text:p>3958.83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38" calcext:value-type="float">
            <text:p>8.380</text:p>
          </table:table-cell>
          <table:table-cell office:value-type="float" office:value="28.1675635743454" calcext:value-type="float">
            <text:p>28.168</text:p>
          </table:table-cell>
          <table:table-cell table:style-name="ce3" office:value-type="float" office:value="0.796694294840085" calcext:value-type="float">
            <text:p>0.79669</text:p>
          </table:table-cell>
          <table:table-cell office:value-type="float" office:value="10066.0886230469" calcext:value-type="float">
            <text:p>10066.09</text:p>
          </table:table-cell>
          <table:table-cell office:value-type="float" office:value="3967.11895751953" calcext:value-type="float">
            <text:p>3967.1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73" calcext:value-type="float">
            <text:p>9.730</text:p>
          </table:table-cell>
          <table:table-cell office:value-type="float" office:value="28.7693737930216" calcext:value-type="float">
            <text:p>28.769</text:p>
          </table:table-cell>
          <table:table-cell table:style-name="ce3" office:value-type="float" office:value="0.813009779792009" calcext:value-type="float">
            <text:p>0.81301</text:p>
          </table:table-cell>
          <table:table-cell office:value-type="float" office:value="9788.51208496094" calcext:value-type="float">
            <text:p>9788.51</text:p>
          </table:table-cell>
          <table:table-cell office:value-type="float" office:value="3835.76489257812" calcext:value-type="float">
            <text:p>3835.76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18" calcext:value-type="float">
            <text:p>11.180</text:p>
          </table:table-cell>
          <table:table-cell office:value-type="float" office:value="29.3030580888834" calcext:value-type="float">
            <text:p>29.303</text:p>
          </table:table-cell>
          <table:table-cell table:style-name="ce3" office:value-type="float" office:value="0.829229070083406" calcext:value-type="float">
            <text:p>0.82923</text:p>
          </table:table-cell>
          <table:table-cell office:value-type="float" office:value="9405.16760253906" calcext:value-type="float">
            <text:p>9405.17</text:p>
          </table:table-cell>
          <table:table-cell office:value-type="float" office:value="3714.04620361328" calcext:value-type="float">
            <text:p>3714.0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59" calcext:value-type="float">
            <text:p>12.590</text:p>
          </table:table-cell>
          <table:table-cell office:value-type="float" office:value="29.7402816755152" calcext:value-type="float">
            <text:p>29.740</text:p>
          </table:table-cell>
          <table:table-cell table:style-name="ce3" office:value-type="float" office:value="0.841284864867624" calcext:value-type="float">
            <text:p>0.84128</text:p>
          </table:table-cell>
          <table:table-cell office:value-type="float" office:value="9282.46765136719" calcext:value-type="float">
            <text:p>9282.47</text:p>
          </table:table-cell>
          <table:table-cell office:value-type="float" office:value="3643.14733886719" calcext:value-type="float">
            <text:p>3643.1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4.2" calcext:value-type="float">
            <text:p>14.200</text:p>
          </table:table-cell>
          <table:table-cell office:value-type="float" office:value="30.2180736939249" calcext:value-type="float">
            <text:p>30.218</text:p>
          </table:table-cell>
          <table:table-cell table:style-name="ce3" office:value-type="float" office:value="0.853344727225826" calcext:value-type="float">
            <text:p>0.85334</text:p>
          </table:table-cell>
          <table:table-cell office:value-type="float" office:value="9302.36987304687" calcext:value-type="float">
            <text:p>9302.37</text:p>
          </table:table-cell>
          <table:table-cell office:value-type="float" office:value="3649.96295166016" calcext:value-type="float">
            <text:p>3649.9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85" calcext:value-type="float">
            <text:p>15.850</text:p>
          </table:table-cell>
          <table:table-cell office:value-type="float" office:value="30.6247299303051" calcext:value-type="float">
            <text:p>30.625</text:p>
          </table:table-cell>
          <table:table-cell table:style-name="ce3" office:value-type="float" office:value="0.861810233867825" calcext:value-type="float">
            <text:p>0.86181</text:p>
          </table:table-cell>
          <table:table-cell office:value-type="float" office:value="9166.50061035156" calcext:value-type="float">
            <text:p>9166.50</text:p>
          </table:table-cell>
          <table:table-cell office:value-type="float" office:value="3576.23583984375" calcext:value-type="float">
            <text:p>3576.2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7.31" calcext:value-type="float">
            <text:p>17.310</text:p>
          </table:table-cell>
          <table:table-cell office:value-type="float" office:value="30.946385518086" calcext:value-type="float">
            <text:p>30.946</text:p>
          </table:table-cell>
          <table:table-cell table:style-name="ce3" office:value-type="float" office:value="0.869569369638419" calcext:value-type="float">
            <text:p>0.86957</text:p>
          </table:table-cell>
          <table:table-cell office:value-type="float" office:value="9012.94470214844" calcext:value-type="float">
            <text:p>9012.94</text:p>
          </table:table-cell>
          <table:table-cell office:value-type="float" office:value="3525.97143554688" calcext:value-type="float">
            <text:p>3525.9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8.99" calcext:value-type="float">
            <text:p>18.990</text:p>
          </table:table-cell>
          <table:table-cell office:value-type="float" office:value="31.2961724298365" calcext:value-type="float">
            <text:p>31.296</text:p>
          </table:table-cell>
          <table:table-cell table:style-name="ce3" office:value-type="float" office:value="0.876907411514677" calcext:value-type="float">
            <text:p>0.87691</text:p>
          </table:table-cell>
          <table:table-cell office:value-type="float" office:value="8876.212890625" calcext:value-type="float">
            <text:p>8876.21</text:p>
          </table:table-cell>
          <table:table-cell office:value-type="float" office:value="3468.7783203125" calcext:value-type="float">
            <text:p>3468.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86018.325769922" calcext:value-type="float">
            <text:p>386018.325769922</text:p>
          </table:table-cell>
          <table:table-cell table:style-name="ce6" office:value-type="float" office:value="1283140.43197107" calcext:value-type="float">
            <text:p>1283140.4319710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06" calcext:value-type="float">
            <text:p>3.060</text:p>
          </table:table-cell>
          <table:table-cell office:value-type="float" office:value="24.0296559913803" calcext:value-type="float">
            <text:p>24.030</text:p>
          </table:table-cell>
          <table:table-cell table:style-name="ce3" office:value-type="float" office:value="0.552318438784541" calcext:value-type="float">
            <text:p>0.55232</text:p>
          </table:table-cell>
          <table:table-cell office:value-type="float" office:value="7526.42370605469" calcext:value-type="float">
            <text:p>7526.42</text:p>
          </table:table-cell>
          <table:table-cell office:value-type="float" office:value="2300.51385498047" calcext:value-type="float">
            <text:p>2300.5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31" calcext:value-type="float">
            <text:p>4.310</text:p>
          </table:table-cell>
          <table:table-cell office:value-type="float" office:value="25.5687143044297" calcext:value-type="float">
            <text:p>25.569</text:p>
          </table:table-cell>
          <table:table-cell table:style-name="ce3" office:value-type="float" office:value="0.609126470277227" calcext:value-type="float">
            <text:p>0.60913</text:p>
          </table:table-cell>
          <table:table-cell office:value-type="float" office:value="7091.12145996094" calcext:value-type="float">
            <text:p>7091.12</text:p>
          </table:table-cell>
          <table:table-cell office:value-type="float" office:value="2394.72711181641" calcext:value-type="float">
            <text:p>2394.7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6" calcext:value-type="float">
            <text:p>5.600</text:p>
          </table:table-cell>
          <table:table-cell office:value-type="float" office:value="26.6241587477411" calcext:value-type="float">
            <text:p>26.624</text:p>
          </table:table-cell>
          <table:table-cell table:style-name="ce3" office:value-type="float" office:value="0.65222819053646" calcext:value-type="float">
            <text:p>0.65223</text:p>
          </table:table-cell>
          <table:table-cell office:value-type="float" office:value="6803.89379882813" calcext:value-type="float">
            <text:p>6803.89</text:p>
          </table:table-cell>
          <table:table-cell office:value-type="float" office:value="2409.68151855469" calcext:value-type="float">
            <text:p>2409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9" calcext:value-type="float">
            <text:p>6.900</text:p>
          </table:table-cell>
          <table:table-cell office:value-type="float" office:value="27.4089641930952" calcext:value-type="float">
            <text:p>27.409</text:p>
          </table:table-cell>
          <table:table-cell table:style-name="ce3" office:value-type="float" office:value="0.687070347980619" calcext:value-type="float">
            <text:p>0.68707</text:p>
          </table:table-cell>
          <table:table-cell office:value-type="float" office:value="6702.35168457031" calcext:value-type="float">
            <text:p>6702.35</text:p>
          </table:table-cell>
          <table:table-cell office:value-type="float" office:value="2485.04571533203" calcext:value-type="float">
            <text:p>2485.05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26" calcext:value-type="float">
            <text:p>8.260</text:p>
          </table:table-cell>
          <table:table-cell office:value-type="float" office:value="28.0225180453087" calcext:value-type="float">
            <text:p>28.023</text:p>
          </table:table-cell>
          <table:table-cell table:style-name="ce3" office:value-type="float" office:value="0.712789561962635" calcext:value-type="float">
            <text:p>0.71279</text:p>
          </table:table-cell>
          <table:table-cell office:value-type="float" office:value="6485.62426757812" calcext:value-type="float">
            <text:p>6485.62</text:p>
          </table:table-cell>
          <table:table-cell office:value-type="float" office:value="2426.216796875" calcext:value-type="float">
            <text:p>2426.2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58" calcext:value-type="float">
            <text:p>9.580</text:p>
          </table:table-cell>
          <table:table-cell office:value-type="float" office:value="28.5286695101952" calcext:value-type="float">
            <text:p>28.529</text:p>
          </table:table-cell>
          <table:table-cell table:style-name="ce3" office:value-type="float" office:value="0.734627662167903" calcext:value-type="float">
            <text:p>0.73463</text:p>
          </table:table-cell>
          <table:table-cell office:value-type="float" office:value="6331.05346679688" calcext:value-type="float">
            <text:p>6331.05</text:p>
          </table:table-cell>
          <table:table-cell office:value-type="float" office:value="2395.78210449219" calcext:value-type="float">
            <text:p>2395.7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0.92" calcext:value-type="float">
            <text:p>10.92</text:p>
          </table:table-cell>
          <table:table-cell office:value-type="float" office:value="28.9546291916338" calcext:value-type="float">
            <text:p>28.955</text:p>
          </table:table-cell>
          <table:table-cell table:style-name="ce3" office:value-type="float" office:value="0.752081000965204" calcext:value-type="float">
            <text:p>0.75208</text:p>
          </table:table-cell>
          <table:table-cell office:value-type="float" office:value="6447.36584472656" calcext:value-type="float">
            <text:p>6447.37</text:p>
          </table:table-cell>
          <table:table-cell office:value-type="float" office:value="2407.44525146484" calcext:value-type="float">
            <text:p>2407.4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2.29" calcext:value-type="float">
            <text:p>12.290</text:p>
          </table:table-cell>
          <table:table-cell office:value-type="float" office:value="29.3249120069121" calcext:value-type="float">
            <text:p>29.325</text:p>
          </table:table-cell>
          <table:table-cell table:style-name="ce3" office:value-type="float" office:value="0.766540705301994" calcext:value-type="float">
            <text:p>0.76654</text:p>
          </table:table-cell>
          <table:table-cell office:value-type="float" office:value="6417.58752441406" calcext:value-type="float">
            <text:p>6417.59</text:p>
          </table:table-cell>
          <table:table-cell office:value-type="float" office:value="2444.52746582031" calcext:value-type="float">
            <text:p>2444.5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3.69" calcext:value-type="float">
            <text:p>13.690</text:p>
          </table:table-cell>
          <table:table-cell office:value-type="float" office:value="29.6933060026375" calcext:value-type="float">
            <text:p>29.693</text:p>
          </table:table-cell>
          <table:table-cell table:style-name="ce3" office:value-type="float" office:value="0.780848352957194" calcext:value-type="float">
            <text:p>0.78085</text:p>
          </table:table-cell>
          <table:table-cell office:value-type="float" office:value="6345.64611816406" calcext:value-type="float">
            <text:p>6345.65</text:p>
          </table:table-cell>
          <table:table-cell office:value-type="float" office:value="2446.50958251953" calcext:value-type="float">
            <text:p>2446.5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5.05" calcext:value-type="float">
            <text:p>15.050</text:p>
          </table:table-cell>
          <table:table-cell office:value-type="float" office:value="29.9948925406575" calcext:value-type="float">
            <text:p>29.995</text:p>
          </table:table-cell>
          <table:table-cell table:style-name="ce3" office:value-type="float" office:value="0.792174652464793" calcext:value-type="float">
            <text:p>0.79217</text:p>
          </table:table-cell>
          <table:table-cell office:value-type="float" office:value="6390.73693847656" calcext:value-type="float">
            <text:p>6390.74</text:p>
          </table:table-cell>
          <table:table-cell office:value-type="float" office:value="2516.93322753906" calcext:value-type="float">
            <text:p>2516.9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6.4" calcext:value-type="float">
            <text:p>16.400</text:p>
          </table:table-cell>
          <table:table-cell office:value-type="float" office:value="30.2685338486273" calcext:value-type="float">
            <text:p>30.269</text:p>
          </table:table-cell>
          <table:table-cell table:style-name="ce3" office:value-type="float" office:value="0.802447714296902" calcext:value-type="float">
            <text:p>0.80245</text:p>
          </table:table-cell>
          <table:table-cell office:value-type="float" office:value="6377.0625" calcext:value-type="float">
            <text:p>6377.06</text:p>
          </table:table-cell>
          <table:table-cell office:value-type="float" office:value="2530.71759033203" calcext:value-type="float">
            <text:p>2530.7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7.85" calcext:value-type="float">
            <text:p>17.850</text:p>
          </table:table-cell>
          <table:table-cell office:value-type="float" office:value="30.5272931133445" calcext:value-type="float">
            <text:p>30.527</text:p>
          </table:table-cell>
          <table:table-cell table:style-name="ce3" office:value-type="float" office:value="0.811689766998579" calcext:value-type="float">
            <text:p>0.81169</text:p>
          </table:table-cell>
          <table:table-cell office:value-type="float" office:value="6317.65942382813" calcext:value-type="float">
            <text:p>6317.66</text:p>
          </table:table-cell>
          <table:table-cell office:value-type="float" office:value="2515.46258544922" calcext:value-type="float">
            <text:p>2515.4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9.4" calcext:value-type="float">
            <text:p>19.400</text:p>
          </table:table-cell>
          <table:table-cell office:value-type="float" office:value="30.8086372019052" calcext:value-type="float">
            <text:p>30.809</text:p>
          </table:table-cell>
          <table:table-cell table:style-name="ce3" office:value-type="float" office:value="0.820532260943065" calcext:value-type="float">
            <text:p>0.82053</text:p>
          </table:table-cell>
          <table:table-cell office:value-type="float" office:value="6317.75476074219" calcext:value-type="float">
            <text:p>6317.75</text:p>
          </table:table-cell>
          <table:table-cell office:value-type="float" office:value="2487.70654296875" calcext:value-type="float">
            <text:p>2487.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50284.746925649" calcext:value-type="float">
            <text:p>350284.746925649</text:p>
          </table:table-cell>
          <table:table-cell table:style-name="ce6" office:value-type="float" office:value="1414908.89393485" calcext:value-type="float">
            <text:p>1414908.8939348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83" calcext:value-type="float">
            <text:p>2.830</text:p>
          </table:table-cell>
          <table:table-cell office:value-type="float" office:value="24.1646552011567" calcext:value-type="float">
            <text:p>24.165</text:p>
          </table:table-cell>
          <table:table-cell table:style-name="ce3" office:value-type="float" office:value="0.656719107764146" calcext:value-type="float">
            <text:p>0.65672</text:p>
          </table:table-cell>
          <table:table-cell office:value-type="float" office:value="9335.29113769531" calcext:value-type="float">
            <text:p>9335.29</text:p>
          </table:table-cell>
          <table:table-cell office:value-type="float" office:value="2579.14935302734" calcext:value-type="float">
            <text:p>2579.1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29" calcext:value-type="float">
            <text:p>4.290</text:p>
          </table:table-cell>
          <table:table-cell office:value-type="float" office:value="26.5230608067671" calcext:value-type="float">
            <text:p>26.523</text:p>
          </table:table-cell>
          <table:table-cell table:style-name="ce3" office:value-type="float" office:value="0.722235538755918" calcext:value-type="float">
            <text:p>0.72224</text:p>
          </table:table-cell>
          <table:table-cell office:value-type="float" office:value="8233.06372070313" calcext:value-type="float">
            <text:p>8233.06</text:p>
          </table:table-cell>
          <table:table-cell office:value-type="float" office:value="2646.1611328125" calcext:value-type="float">
            <text:p>2646.1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75" calcext:value-type="float">
            <text:p>5.750</text:p>
          </table:table-cell>
          <table:table-cell office:value-type="float" office:value="28.0451100160727" calcext:value-type="float">
            <text:p>28.045</text:p>
          </table:table-cell>
          <table:table-cell table:style-name="ce3" office:value-type="float" office:value="0.763428404451832" calcext:value-type="float">
            <text:p>0.76343</text:p>
          </table:table-cell>
          <table:table-cell office:value-type="float" office:value="7490.11865234375" calcext:value-type="float">
            <text:p>7490.12</text:p>
          </table:table-cell>
          <table:table-cell office:value-type="float" office:value="2559.97772216797" calcext:value-type="float">
            <text:p>2559.9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.17" calcext:value-type="float">
            <text:p>7.170</text:p>
          </table:table-cell>
          <table:table-cell office:value-type="float" office:value="29.0065108961345" calcext:value-type="float">
            <text:p>29.007</text:p>
          </table:table-cell>
          <table:table-cell table:style-name="ce3" office:value-type="float" office:value="0.789497323039896" calcext:value-type="float">
            <text:p>0.78950</text:p>
          </table:table-cell>
          <table:table-cell office:value-type="float" office:value="7042.53051757813" calcext:value-type="float">
            <text:p>7042.53</text:p>
          </table:table-cell>
          <table:table-cell office:value-type="float" office:value="2454.45703125" calcext:value-type="float">
            <text:p>2454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84" calcext:value-type="float">
            <text:p>8.840</text:p>
          </table:table-cell>
          <table:table-cell office:value-type="float" office:value="29.9838877751121" calcext:value-type="float">
            <text:p>29.984</text:p>
          </table:table-cell>
          <table:table-cell table:style-name="ce3" office:value-type="float" office:value="0.813595418148246" calcext:value-type="float">
            <text:p>0.81360</text:p>
          </table:table-cell>
          <table:table-cell office:value-type="float" office:value="6537.51745605469" calcext:value-type="float">
            <text:p>6537.52</text:p>
          </table:table-cell>
          <table:table-cell office:value-type="float" office:value="2381.46362304687" calcext:value-type="float">
            <text:p>2381.4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.61" calcext:value-type="float">
            <text:p>10.610</text:p>
          </table:table-cell>
          <table:table-cell office:value-type="float" office:value="30.7180389290356" calcext:value-type="float">
            <text:p>30.718</text:p>
          </table:table-cell>
          <table:table-cell table:style-name="ce3" office:value-type="float" office:value="0.83093213857041" calcext:value-type="float">
            <text:p>0.83093</text:p>
          </table:table-cell>
          <table:table-cell office:value-type="float" office:value="6360.98681640625" calcext:value-type="float">
            <text:p>6360.99</text:p>
          </table:table-cell>
          <table:table-cell office:value-type="float" office:value="2344.37585449219" calcext:value-type="float">
            <text:p>2344.3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ce1" office:value-type="float" office:value="12.4" calcext:value-type="float">
            <text:p>12.40</text:p>
          </table:table-cell>
          <table:table-cell office:value-type="float" office:value="31.3610872359245" calcext:value-type="float">
            <text:p>31.361</text:p>
          </table:table-cell>
          <table:table-cell table:style-name="ce3" office:value-type="float" office:value="0.844882409481525" calcext:value-type="float">
            <text:p>0.84488</text:p>
          </table:table-cell>
          <table:table-cell office:value-type="float" office:value="6080.20422363281" calcext:value-type="float">
            <text:p>6080.20</text:p>
          </table:table-cell>
          <table:table-cell office:value-type="float" office:value="2224.93927001953" calcext:value-type="float">
            <text:p>2224.9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4.6" calcext:value-type="float">
            <text:p>14.600</text:p>
          </table:table-cell>
          <table:table-cell office:value-type="float" office:value="31.9384234779849" calcext:value-type="float">
            <text:p>31.938</text:p>
          </table:table-cell>
          <table:table-cell table:style-name="ce3" office:value-type="float" office:value="0.857367769340467" calcext:value-type="float">
            <text:p>0.85737</text:p>
          </table:table-cell>
          <table:table-cell office:value-type="float" office:value="5887.44299316406" calcext:value-type="float">
            <text:p>5887.44</text:p>
          </table:table-cell>
          <table:table-cell office:value-type="float" office:value="2164.72662353516" calcext:value-type="float">
            <text:p>2164.73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6.8" calcext:value-type="float">
            <text:p>16.800</text:p>
          </table:table-cell>
          <table:table-cell office:value-type="float" office:value="32.4460201091354" calcext:value-type="float">
            <text:p>32.446</text:p>
          </table:table-cell>
          <table:table-cell table:style-name="ce3" office:value-type="float" office:value="0.866154786835501" calcext:value-type="float">
            <text:p>0.86615</text:p>
          </table:table-cell>
          <table:table-cell office:value-type="float" office:value="5747.58142089844" calcext:value-type="float">
            <text:p>5747.58</text:p>
          </table:table-cell>
          <table:table-cell office:value-type="float" office:value="2086.56378173828" calcext:value-type="float">
            <text:p>2086.5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9.02" calcext:value-type="float">
            <text:p>19.020</text:p>
          </table:table-cell>
          <table:table-cell office:value-type="float" office:value="32.8881584392808" calcext:value-type="float">
            <text:p>32.888</text:p>
          </table:table-cell>
          <table:table-cell table:style-name="ce3" office:value-type="float" office:value="0.873966738690854" calcext:value-type="float">
            <text:p>0.87397</text:p>
          </table:table-cell>
          <table:table-cell office:value-type="float" office:value="5634.10998535156" calcext:value-type="float">
            <text:p>5634.11</text:p>
          </table:table-cell>
          <table:table-cell office:value-type="float" office:value="2080.32287597656" calcext:value-type="float">
            <text:p>2080.3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1.4" calcext:value-type="float">
            <text:p>21.400</text:p>
          </table:table-cell>
          <table:table-cell office:value-type="float" office:value="33.2635813022391" calcext:value-type="float">
            <text:p>33.264</text:p>
          </table:table-cell>
          <table:table-cell table:style-name="ce3" office:value-type="float" office:value="0.880691736170525" calcext:value-type="float">
            <text:p>0.88069</text:p>
          </table:table-cell>
          <table:table-cell office:value-type="float" office:value="5522.12683105469" calcext:value-type="float">
            <text:p>5522.13</text:p>
          </table:table-cell>
          <table:table-cell office:value-type="float" office:value="2087.78289794922" calcext:value-type="float">
            <text:p>2087.7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4.11" calcext:value-type="float">
            <text:p>24.110</text:p>
          </table:table-cell>
          <table:table-cell office:value-type="float" office:value="33.649442026301" calcext:value-type="float">
            <text:p>33.649</text:p>
          </table:table-cell>
          <table:table-cell table:style-name="ce3" office:value-type="float" office:value="0.887359624902978" calcext:value-type="float">
            <text:p>0.88736</text:p>
          </table:table-cell>
          <table:table-cell office:value-type="float" office:value="5413.55041503906" calcext:value-type="float">
            <text:p>5413.55</text:p>
          </table:table-cell>
          <table:table-cell office:value-type="float" office:value="2041.66229248047" calcext:value-type="float">
            <text:p>2041.6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6.43" calcext:value-type="float">
            <text:p>26.430</text:p>
          </table:table-cell>
          <table:table-cell office:value-type="float" office:value="33.9495734703225" calcext:value-type="float">
            <text:p>33.950</text:p>
          </table:table-cell>
          <table:table-cell table:style-name="ce3" office:value-type="float" office:value="0.891790236330727" calcext:value-type="float">
            <text:p>0.89179</text:p>
          </table:table-cell>
          <table:table-cell office:value-type="float" office:value="5336.88940429688" calcext:value-type="float">
            <text:p>5336.89</text:p>
          </table:table-cell>
          <table:table-cell office:value-type="float" office:value="1956.18664550781" calcext:value-type="float">
            <text:p>1956.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19580.451889413" calcext:value-type="float">
            <text:p>319580.451889413</text:p>
          </table:table-cell>
          <table:table-cell table:style-name="ce6" office:value-type="float" office:value="1026933.56009498" calcext:value-type="float">
            <text:p>1026933.5600949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5" calcext:value-type="float">
            <text:p>2.500</text:p>
          </table:table-cell>
          <table:table-cell office:value-type="float" office:value="19.5569188072238" calcext:value-type="float">
            <text:p>19.557</text:p>
          </table:table-cell>
          <table:table-cell office:value-type="float" office:value="0.366406227838129" calcext:value-type="float">
            <text:p>0.36641</text:p>
          </table:table-cell>
          <table:table-cell office:value-type="float" office:value="17909.8537597656" calcext:value-type="float">
            <text:p>17909.85</text:p>
          </table:table-cell>
          <table:table-cell office:value-type="float" office:value="5100.20245361328" calcext:value-type="float">
            <text:p>5100.2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18" calcext:value-type="float">
            <text:p>3.180</text:p>
          </table:table-cell>
          <table:table-cell office:value-type="float" office:value="20.2964805283075" calcext:value-type="float">
            <text:p>20.296</text:p>
          </table:table-cell>
          <table:table-cell office:value-type="float" office:value="0.427219827403159" calcext:value-type="float">
            <text:p>0.42722</text:p>
          </table:table-cell>
          <table:table-cell office:value-type="float" office:value="21364.8999023437" calcext:value-type="float">
            <text:p>21364.90</text:p>
          </table:table-cell>
          <table:table-cell office:value-type="float" office:value="6696.611328125" calcext:value-type="float">
            <text:p>6696.61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78" calcext:value-type="float">
            <text:p>3.780</text:p>
          </table:table-cell>
          <table:table-cell office:value-type="float" office:value="20.7481872045651" calcext:value-type="float">
            <text:p>20.748</text:p>
          </table:table-cell>
          <table:table-cell office:value-type="float" office:value="0.471053952207935" calcext:value-type="float">
            <text:p>0.47105</text:p>
          </table:table-cell>
          <table:table-cell office:value-type="float" office:value="24055.5076904297" calcext:value-type="float">
            <text:p>24055.51</text:p>
          </table:table-cell>
          <table:table-cell office:value-type="float" office:value="7867.04235839844" calcext:value-type="float">
            <text:p>7867.04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35" calcext:value-type="float">
            <text:p>4.350</text:p>
          </table:table-cell>
          <table:table-cell office:value-type="float" office:value="21.1540946211448" calcext:value-type="float">
            <text:p>21.154</text:p>
          </table:table-cell>
          <table:table-cell office:value-type="float" office:value="0.508551765949001" calcext:value-type="float">
            <text:p>0.50855</text:p>
          </table:table-cell>
          <table:table-cell office:value-type="float" office:value="25880.0288085938" calcext:value-type="float">
            <text:p>25880.03</text:p>
          </table:table-cell>
          <table:table-cell office:value-type="float" office:value="8457.27331542969" calcext:value-type="float">
            <text:p>8457.2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.89" calcext:value-type="float">
            <text:p>4.890</text:p>
          </table:table-cell>
          <table:table-cell office:value-type="float" office:value="21.4919995579412" calcext:value-type="float">
            <text:p>21.492</text:p>
          </table:table-cell>
          <table:table-cell office:value-type="float" office:value="0.538544102032923" calcext:value-type="float">
            <text:p>0.53854</text:p>
          </table:table-cell>
          <table:table-cell office:value-type="float" office:value="26931.7711181641" calcext:value-type="float">
            <text:p>26931.77</text:p>
          </table:table-cell>
          <table:table-cell office:value-type="float" office:value="9047.76983642578" calcext:value-type="float">
            <text:p>9047.7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.47" calcext:value-type="float">
            <text:p>5.470</text:p>
          </table:table-cell>
          <table:table-cell office:value-type="float" office:value="21.7960954353124" calcext:value-type="float">
            <text:p>21.796</text:p>
          </table:table-cell>
          <table:table-cell office:value-type="float" office:value="0.562888416844327" calcext:value-type="float">
            <text:p>0.56289</text:p>
          </table:table-cell>
          <table:table-cell office:value-type="float" office:value="27336.0100097656" calcext:value-type="float">
            <text:p>27336.01</text:p>
          </table:table-cell>
          <table:table-cell office:value-type="float" office:value="9360.60498046875" calcext:value-type="float">
            <text:p>9360.6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6.07" calcext:value-type="float">
            <text:p>6.07</text:p>
          </table:table-cell>
          <table:table-cell office:value-type="float" office:value="22.1002762055636" calcext:value-type="float">
            <text:p>22.100</text:p>
          </table:table-cell>
          <table:table-cell office:value-type="float" office:value="0.58602534636325" calcext:value-type="float">
            <text:p>0.58603</text:p>
          </table:table-cell>
          <table:table-cell office:value-type="float" office:value="27719.4122314453" calcext:value-type="float">
            <text:p>27719.41</text:p>
          </table:table-cell>
          <table:table-cell office:value-type="float" office:value="9649.60693359375" calcext:value-type="float">
            <text:p>9649.6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6.64" calcext:value-type="float">
            <text:p>6.640</text:p>
          </table:table-cell>
          <table:table-cell office:value-type="float" office:value="22.3562673697885" calcext:value-type="float">
            <text:p>22.356</text:p>
          </table:table-cell>
          <table:table-cell office:value-type="float" office:value="0.606390363666162" calcext:value-type="float">
            <text:p>0.60639</text:p>
          </table:table-cell>
          <table:table-cell office:value-type="float" office:value="28227.9500732422" calcext:value-type="float">
            <text:p>28227.95</text:p>
          </table:table-cell>
          <table:table-cell office:value-type="float" office:value="9892.91839599609" calcext:value-type="float">
            <text:p>9892.9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7.25" calcext:value-type="float">
            <text:p>7.250</text:p>
          </table:table-cell>
          <table:table-cell office:value-type="float" office:value="22.5950092682633" calcext:value-type="float">
            <text:p>22.595</text:p>
          </table:table-cell>
          <table:table-cell office:value-type="float" office:value="0.623453917035145" calcext:value-type="float">
            <text:p>0.62345</text:p>
          </table:table-cell>
          <table:table-cell office:value-type="float" office:value="28406.6376953125" calcext:value-type="float">
            <text:p>28406.64</text:p>
          </table:table-cell>
          <table:table-cell office:value-type="float" office:value="10016.9111328125" calcext:value-type="float">
            <text:p>10016.9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.85" calcext:value-type="float">
            <text:p>7.850</text:p>
          </table:table-cell>
          <table:table-cell office:value-type="float" office:value="22.8096321056062" calcext:value-type="float">
            <text:p>22.810</text:p>
          </table:table-cell>
          <table:table-cell office:value-type="float" office:value="0.638540750102346" calcext:value-type="float">
            <text:p>0.63854</text:p>
          </table:table-cell>
          <table:table-cell office:value-type="float" office:value="29053.5550537109" calcext:value-type="float">
            <text:p>29053.56</text:p>
          </table:table-cell>
          <table:table-cell office:value-type="float" office:value="10286.1818237305" calcext:value-type="float">
            <text:p>10286.18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8.48" calcext:value-type="float">
            <text:p>8.480</text:p>
          </table:table-cell>
          <table:table-cell office:value-type="float" office:value="23.0187681517159" calcext:value-type="float">
            <text:p>23.019</text:p>
          </table:table-cell>
          <table:table-cell office:value-type="float" office:value="0.653238338869647" calcext:value-type="float">
            <text:p>0.65324</text:p>
          </table:table-cell>
          <table:table-cell office:value-type="float" office:value="29196.0297851562" calcext:value-type="float">
            <text:p>29196.03</text:p>
          </table:table-cell>
          <table:table-cell office:value-type="float" office:value="10488.0502319336" calcext:value-type="float">
            <text:p>10488.0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9.15" calcext:value-type="float">
            <text:p>9.150</text:p>
          </table:table-cell>
          <table:table-cell office:value-type="float" office:value="23.2237116537757" calcext:value-type="float">
            <text:p>23.224</text:p>
          </table:table-cell>
          <table:table-cell office:value-type="float" office:value="0.666879641259035" calcext:value-type="float">
            <text:p>0.66688</text:p>
          </table:table-cell>
          <table:table-cell office:value-type="float" office:value="29201.5479736328" calcext:value-type="float">
            <text:p>29201.55</text:p>
          </table:table-cell>
          <table:table-cell office:value-type="float" office:value="10388.1409912109" calcext:value-type="float">
            <text:p>10388.14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9.73" calcext:value-type="float">
            <text:p>9.730</text:p>
          </table:table-cell>
          <table:table-cell office:value-type="float" office:value="23.3876287742617" calcext:value-type="float">
            <text:p>23.388</text:p>
          </table:table-cell>
          <table:table-cell office:value-type="float" office:value="0.67775361442481" calcext:value-type="float">
            <text:p>0.67775</text:p>
          </table:table-cell>
          <table:table-cell office:value-type="float" office:value="29328.6416015625" calcext:value-type="float">
            <text:p>29328.64</text:p>
          </table:table-cell>
          <table:table-cell office:value-type="float" office:value="10403.6824951172" calcext:value-type="float">
            <text:p>10403.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87836.333739555" calcext:value-type="float">
            <text:p>487836.333739555</text:p>
          </table:table-cell>
          <table:table-cell table:style-name="ce6" office:value-type="float" office:value="3287726.00098175" calcext:value-type="float">
            <text:p>3287726.0009817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7" calcext:value-type="float">
            <text:p>3.700</text:p>
          </table:table-cell>
          <table:table-cell office:value-type="float" office:value="27.3196588346506" calcext:value-type="float">
            <text:p>27.320</text:p>
          </table:table-cell>
          <table:table-cell office:value-type="float" office:value="0.7083901928254" calcext:value-type="float">
            <text:p>0.70839</text:p>
          </table:table-cell>
          <table:table-cell office:value-type="float" office:value="4121.64038085938" calcext:value-type="float">
            <text:p>4121.64</text:p>
          </table:table-cell>
          <table:table-cell office:value-type="float" office:value="1492.46221923828" calcext:value-type="float">
            <text:p>1492.4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5.84" calcext:value-type="float">
            <text:p>5.840</text:p>
          </table:table-cell>
          <table:table-cell office:value-type="float" office:value="29.4865035261022" calcext:value-type="float">
            <text:p>29.487</text:p>
          </table:table-cell>
          <table:table-cell office:value-type="float" office:value="0.759294472424372" calcext:value-type="float">
            <text:p>0.75929</text:p>
          </table:table-cell>
          <table:table-cell office:value-type="float" office:value="3683.28271484375" calcext:value-type="float">
            <text:p>3683.28</text:p>
          </table:table-cell>
          <table:table-cell office:value-type="float" office:value="1479.25677490234" calcext:value-type="float">
            <text:p>1479.26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.4" calcext:value-type="float">
            <text:p>8.400</text:p>
          </table:table-cell>
          <table:table-cell office:value-type="float" office:value="31.5736568093859" calcext:value-type="float">
            <text:p>31.574</text:p>
          </table:table-cell>
          <table:table-cell office:value-type="float" office:value="0.802606797165191" calcext:value-type="float">
            <text:p>0.80261</text:p>
          </table:table-cell>
          <table:table-cell office:value-type="float" office:value="3155.78759765625" calcext:value-type="float">
            <text:p>3155.79</text:p>
          </table:table-cell>
          <table:table-cell office:value-type="float" office:value="1385.16271972656" calcext:value-type="float">
            <text:p>1385.1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1.82" calcext:value-type="float">
            <text:p>11.820</text:p>
          </table:table-cell>
          <table:table-cell office:value-type="float" office:value="32.9403915691381" calcext:value-type="float">
            <text:p>32.940</text:p>
          </table:table-cell>
          <table:table-cell office:value-type="float" office:value="0.830525324289808" calcext:value-type="float">
            <text:p>0.83053</text:p>
          </table:table-cell>
          <table:table-cell office:value-type="float" office:value="2775.53662109375" calcext:value-type="float">
            <text:p>2775.54</text:p>
          </table:table-cell>
          <table:table-cell office:value-type="float" office:value="1257.45648193359" calcext:value-type="float">
            <text:p>1257.4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4.84" calcext:value-type="float">
            <text:p>14.840</text:p>
          </table:table-cell>
          <table:table-cell office:value-type="float" office:value="33.838505085925" calcext:value-type="float">
            <text:p>33.839</text:p>
          </table:table-cell>
          <table:table-cell office:value-type="float" office:value="0.842892715602856" calcext:value-type="float">
            <text:p>0.84289</text:p>
          </table:table-cell>
          <table:table-cell office:value-type="float" office:value="2759.05065917969" calcext:value-type="float">
            <text:p>2759.05</text:p>
          </table:table-cell>
          <table:table-cell office:value-type="float" office:value="1280.98162841797" calcext:value-type="float">
            <text:p>1280.9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8.38" calcext:value-type="float">
            <text:p>18.380</text:p>
          </table:table-cell>
          <table:table-cell office:value-type="float" office:value="34.6029632446446" calcext:value-type="float">
            <text:p>34.603</text:p>
          </table:table-cell>
          <table:table-cell office:value-type="float" office:value="0.860046969742828" calcext:value-type="float">
            <text:p>0.86005</text:p>
          </table:table-cell>
          <table:table-cell office:value-type="float" office:value="2533.1357421875" calcext:value-type="float">
            <text:p>2533.14</text:p>
          </table:table-cell>
          <table:table-cell office:value-type="float" office:value="1192.16369628906" calcext:value-type="float">
            <text:p>1192.16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4" calcext:value-type="float">
            <text:p>21.400</text:p>
          </table:table-cell>
          <table:table-cell office:value-type="float" office:value="35.1669365274153" calcext:value-type="float">
            <text:p>35.167</text:p>
          </table:table-cell>
          <table:table-cell office:value-type="float" office:value="0.868771199475021" calcext:value-type="float">
            <text:p>0.86877</text:p>
          </table:table-cell>
          <table:table-cell office:value-type="float" office:value="2502.96923828125" calcext:value-type="float">
            <text:p>2502.97</text:p>
          </table:table-cell>
          <table:table-cell office:value-type="float" office:value="1209.81457519531" calcext:value-type="float">
            <text:p>1209.8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4.9" calcext:value-type="float">
            <text:p>24.900</text:p>
          </table:table-cell>
          <table:table-cell office:value-type="float" office:value="35.7844705034378" calcext:value-type="float">
            <text:p>35.784</text:p>
          </table:table-cell>
          <table:table-cell office:value-type="float" office:value="0.878265479397456" calcext:value-type="float">
            <text:p>0.87827</text:p>
          </table:table-cell>
          <table:table-cell office:value-type="float" office:value="2470.63195800781" calcext:value-type="float">
            <text:p>2470.63</text:p>
          </table:table-cell>
          <table:table-cell office:value-type="float" office:value="1186.42419433594" calcext:value-type="float">
            <text:p>1186.4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7.9" calcext:value-type="float">
            <text:p>27.900</text:p>
          </table:table-cell>
          <table:table-cell office:value-type="float" office:value="36.1697981913843" calcext:value-type="float">
            <text:p>36.170</text:p>
          </table:table-cell>
          <table:table-cell office:value-type="float" office:value="0.885104630824632" calcext:value-type="float">
            <text:p>0.88510</text:p>
          </table:table-cell>
          <table:table-cell office:value-type="float" office:value="2454.60559082031" calcext:value-type="float">
            <text:p>2454.61</text:p>
          </table:table-cell>
          <table:table-cell office:value-type="float" office:value="1174.35601806641" calcext:value-type="float">
            <text:p>1174.3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1.3" calcext:value-type="float">
            <text:p>31.300</text:p>
          </table:table-cell>
          <table:table-cell office:value-type="float" office:value="36.6245631342895" calcext:value-type="float">
            <text:p>36.625</text:p>
          </table:table-cell>
          <table:table-cell office:value-type="float" office:value="0.8930310020495" calcext:value-type="float">
            <text:p>0.89303</text:p>
          </table:table-cell>
          <table:table-cell office:value-type="float" office:value="2458.27758789062" calcext:value-type="float">
            <text:p>2458.28</text:p>
          </table:table-cell>
          <table:table-cell office:value-type="float" office:value="1171.95538330078" calcext:value-type="float">
            <text:p>1171.96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5" calcext:value-type="float">
            <text:p>34.500</text:p>
          </table:table-cell>
          <table:table-cell office:value-type="float" office:value="36.9367268077052" calcext:value-type="float">
            <text:p>36.937</text:p>
          </table:table-cell>
          <table:table-cell office:value-type="float" office:value="0.898359061738477" calcext:value-type="float">
            <text:p>0.89836</text:p>
          </table:table-cell>
          <table:table-cell office:value-type="float" office:value="2423.06018066406" calcext:value-type="float">
            <text:p>2423.06</text:p>
          </table:table-cell>
          <table:table-cell office:value-type="float" office:value="1154.83636474609" calcext:value-type="float">
            <text:p>1154.8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8.1" calcext:value-type="float">
            <text:p>38.100</text:p>
          </table:table-cell>
          <table:table-cell office:value-type="float" office:value="37.203194005131" calcext:value-type="float">
            <text:p>37.203</text:p>
          </table:table-cell>
          <table:table-cell office:value-type="float" office:value="0.903081602277672" calcext:value-type="float">
            <text:p>0.90308</text:p>
          </table:table-cell>
          <table:table-cell office:value-type="float" office:value="2405.15637207031" calcext:value-type="float">
            <text:p>2405.16</text:p>
          </table:table-cell>
          <table:table-cell office:value-type="float" office:value="1153.85858154297" calcext:value-type="float">
            <text:p>1153.8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41.6" calcext:value-type="float">
            <text:p>41.600</text:p>
          </table:table-cell>
          <table:table-cell office:value-type="float" office:value="37.4878941645964" calcext:value-type="float">
            <text:p>37.488</text:p>
          </table:table-cell>
          <table:table-cell office:value-type="float" office:value="0.907860176616707" calcext:value-type="float">
            <text:p>0.90786</text:p>
          </table:table-cell>
          <table:table-cell office:value-type="float" office:value="2384.93310546875" calcext:value-type="float">
            <text:p>2384.93</text:p>
          </table:table-cell>
          <table:table-cell office:value-type="float" office:value="1161.34759521484" calcext:value-type="float">
            <text:p>1161.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07060.72159744" calcext:value-type="float">
            <text:p>207060.72159744</text:p>
          </table:table-cell>
          <table:table-cell table:style-name="ce6" office:value-type="float" office:value="727223.394527741" calcext:value-type="float">
            <text:p>727223.39452774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23" calcext:value-type="float">
            <text:p>2.230</text:p>
          </table:table-cell>
          <table:table-cell office:value-type="float" office:value="21.7847015975906" calcext:value-type="float">
            <text:p>21.785</text:p>
          </table:table-cell>
          <table:table-cell office:value-type="float" office:value="0.562175242286885" calcext:value-type="float">
            <text:p>0.56218</text:p>
          </table:table-cell>
          <table:table-cell office:value-type="float" office:value="17139.1625976563" calcext:value-type="float">
            <text:p>17139.16</text:p>
          </table:table-cell>
          <table:table-cell office:value-type="float" office:value="5408.28552246094" calcext:value-type="float">
            <text:p>5408.2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1" calcext:value-type="float">
            <text:p>3.100</text:p>
          </table:table-cell>
          <table:table-cell office:value-type="float" office:value="22.9457166724462" calcext:value-type="float">
            <text:p>22.946</text:p>
          </table:table-cell>
          <table:table-cell office:value-type="float" office:value="0.596695069938155" calcext:value-type="float">
            <text:p>0.59670</text:p>
          </table:table-cell>
          <table:table-cell office:value-type="float" office:value="16552.8010253906" calcext:value-type="float">
            <text:p>16552.80</text:p>
          </table:table-cell>
          <table:table-cell office:value-type="float" office:value="5875.61273193359" calcext:value-type="float">
            <text:p>5875.61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" calcext:value-type="float">
            <text:p>4.000</text:p>
          </table:table-cell>
          <table:table-cell office:value-type="float" office:value="24.256524320553" calcext:value-type="float">
            <text:p>24.257</text:p>
          </table:table-cell>
          <table:table-cell office:value-type="float" office:value="0.647618641000845" calcext:value-type="float">
            <text:p>0.64762</text:p>
          </table:table-cell>
          <table:table-cell office:value-type="float" office:value="15259.6214599609" calcext:value-type="float">
            <text:p>15259.62</text:p>
          </table:table-cell>
          <table:table-cell office:value-type="float" office:value="5899.67742919922" calcext:value-type="float">
            <text:p>5899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9" calcext:value-type="float">
            <text:p>4.900</text:p>
          </table:table-cell>
          <table:table-cell office:value-type="float" office:value="25.1611733415167" calcext:value-type="float">
            <text:p>25.161</text:p>
          </table:table-cell>
          <table:table-cell office:value-type="float" office:value="0.678782226549776" calcext:value-type="float">
            <text:p>0.67878</text:p>
          </table:table-cell>
          <table:table-cell office:value-type="float" office:value="14616.1241455078" calcext:value-type="float">
            <text:p>14616.12</text:p>
          </table:table-cell>
          <table:table-cell office:value-type="float" office:value="5945.36126708984" calcext:value-type="float">
            <text:p>5945.3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.83" calcext:value-type="float">
            <text:p>5.830</text:p>
          </table:table-cell>
          <table:table-cell office:value-type="float" office:value="25.858376396554" calcext:value-type="float">
            <text:p>25.858</text:p>
          </table:table-cell>
          <table:table-cell office:value-type="float" office:value="0.705304523889622" calcext:value-type="float">
            <text:p>0.70530</text:p>
          </table:table-cell>
          <table:table-cell office:value-type="float" office:value="13939.90234375" calcext:value-type="float">
            <text:p>13939.90</text:p>
          </table:table-cell>
          <table:table-cell office:value-type="float" office:value="5746.53552246094" calcext:value-type="float">
            <text:p>5746.54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.89" calcext:value-type="float">
            <text:p>6.890</text:p>
          </table:table-cell>
          <table:table-cell office:value-type="float" office:value="26.4807915216844" calcext:value-type="float">
            <text:p>26.481</text:p>
          </table:table-cell>
          <table:table-cell office:value-type="float" office:value="0.725019127536238" calcext:value-type="float">
            <text:p>0.72502</text:p>
          </table:table-cell>
          <table:table-cell office:value-type="float" office:value="13436.8260498047" calcext:value-type="float">
            <text:p>13436.83</text:p>
          </table:table-cell>
          <table:table-cell office:value-type="float" office:value="5651.33563232422" calcext:value-type="float">
            <text:p>5651.34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7.9" calcext:value-type="float">
            <text:p>7.900</text:p>
          </table:table-cell>
          <table:table-cell office:value-type="float" office:value="27.0182197359605" calcext:value-type="float">
            <text:p>27.018</text:p>
          </table:table-cell>
          <table:table-cell office:value-type="float" office:value="0.740992229624084" calcext:value-type="float">
            <text:p>0.74099</text:p>
          </table:table-cell>
          <table:table-cell office:value-type="float" office:value="12955.0231933594" calcext:value-type="float">
            <text:p>12955.02</text:p>
          </table:table-cell>
          <table:table-cell office:value-type="float" office:value="5566.52435302734" calcext:value-type="float">
            <text:p>5566.5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01" calcext:value-type="float">
            <text:p>9.010</text:p>
          </table:table-cell>
          <table:table-cell office:value-type="float" office:value="27.5071971390953" calcext:value-type="float">
            <text:p>27.507</text:p>
          </table:table-cell>
          <table:table-cell office:value-type="float" office:value="0.755394781717434" calcext:value-type="float">
            <text:p>0.75539</text:p>
          </table:table-cell>
          <table:table-cell office:value-type="float" office:value="12626.2717285156" calcext:value-type="float">
            <text:p>12626.27</text:p>
          </table:table-cell>
          <table:table-cell office:value-type="float" office:value="5549.76708984375" calcext:value-type="float">
            <text:p>5549.7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1" calcext:value-type="float">
            <text:p>10.100</text:p>
          </table:table-cell>
          <table:table-cell office:value-type="float" office:value="27.9219369677629" calcext:value-type="float">
            <text:p>27.922</text:p>
          </table:table-cell>
          <table:table-cell office:value-type="float" office:value="0.768680750893213" calcext:value-type="float">
            <text:p>0.76868</text:p>
          </table:table-cell>
          <table:table-cell office:value-type="float" office:value="12392.9077148438" calcext:value-type="float">
            <text:p>12392.91</text:p>
          </table:table-cell>
          <table:table-cell office:value-type="float" office:value="5451.89215087891" calcext:value-type="float">
            <text:p>5451.89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34" calcext:value-type="float">
            <text:p>11.340</text:p>
          </table:table-cell>
          <table:table-cell office:value-type="float" office:value="28.3369213923486" calcext:value-type="float">
            <text:p>28.337</text:p>
          </table:table-cell>
          <table:table-cell office:value-type="float" office:value="0.780448438366324" calcext:value-type="float">
            <text:p>0.78045</text:p>
          </table:table-cell>
          <table:table-cell office:value-type="float" office:value="12090.6278076172" calcext:value-type="float">
            <text:p>12090.63</text:p>
          </table:table-cell>
          <table:table-cell office:value-type="float" office:value="5348.91882324219" calcext:value-type="float">
            <text:p>5348.9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57" calcext:value-type="float">
            <text:p>12.570</text:p>
          </table:table-cell>
          <table:table-cell office:value-type="float" office:value="28.6768244113885" calcext:value-type="float">
            <text:p>28.677</text:p>
          </table:table-cell>
          <table:table-cell office:value-type="float" office:value="0.79040547730317" calcext:value-type="float">
            <text:p>0.79041</text:p>
          </table:table-cell>
          <table:table-cell office:value-type="float" office:value="11913.6646728516" calcext:value-type="float">
            <text:p>11913.66</text:p>
          </table:table-cell>
          <table:table-cell office:value-type="float" office:value="5336.71038818359" calcext:value-type="float">
            <text:p>5336.71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3.8" calcext:value-type="float">
            <text:p>13.800</text:p>
          </table:table-cell>
          <table:table-cell office:value-type="float" office:value="28.9700800290737" calcext:value-type="float">
            <text:p>28.970</text:p>
          </table:table-cell>
          <table:table-cell office:value-type="float" office:value="0.798911182099039" calcext:value-type="float">
            <text:p>0.79891</text:p>
          </table:table-cell>
          <table:table-cell office:value-type="float" office:value="11682.0931396484" calcext:value-type="float">
            <text:p>11682.09</text:p>
          </table:table-cell>
          <table:table-cell office:value-type="float" office:value="5269.24786376953" calcext:value-type="float">
            <text:p>5269.25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5.1" calcext:value-type="float">
            <text:p>15.100</text:p>
          </table:table-cell>
          <table:table-cell office:value-type="float" office:value="29.2646350799056" calcext:value-type="float">
            <text:p>29.265</text:p>
          </table:table-cell>
          <table:table-cell office:value-type="float" office:value="0.806014300144146" calcext:value-type="float">
            <text:p>0.80601</text:p>
          </table:table-cell>
          <table:table-cell office:value-type="float" office:value="11507.857421875" calcext:value-type="float">
            <text:p>11507.86</text:p>
          </table:table-cell>
          <table:table-cell office:value-type="float" office:value="5218.12243652344" calcext:value-type="float">
            <text:p>5218.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82390.595867999" calcext:value-type="float">
            <text:p>482390.595867999</text:p>
          </table:table-cell>
          <table:table-cell table:style-name="ce6" office:value-type="float" office:value="1747983.06142927" calcext:value-type="float">
            <text:p>1747983.0614292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00/00/00</text:date>, <text:time style:data-style-name="N2" text:time-value="17:21:14.35385059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1T21:39:01.229773493</dc:date>
    <meta:editing-duration>PT3H25M52S</meta:editing-duration>
    <meta:editing-cycles>12</meta:editing-cycles>
    <meta:generator>LibreOffice/6.3.3.2.0$Linux_X86_64 LibreOffice_project/30$Build-2</meta:generator>
    <meta:document-statistic meta:table-count="8" meta:cell-count="704" meta:object-count="0"/>
  </office:meta>
</office:document-meta>
</file>